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" style:family="graphic" style:parent-style-name="standard">
      <style:graphic-properties draw:stroke="none" svg:stroke-color="#000000" draw:fill="none" draw:fill-color="#ffffff" fo:min-height="3.045cm"/>
    </style:style>
    <style:style style:name="gr10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VRT_20_Light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VRT_20_Light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6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VRT_20_Light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VRT_20_Light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5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6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7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2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2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2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2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2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2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2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2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7f7f7f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7f7f7f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7f7f7f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2">
      <style:graphic-properties draw:stroke="solid" svg:stroke-width="0.04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2cm" draw:shadow-offset-y="0.2cm" draw:shadow-color="#808080"/>
    </style:style>
    <style:style style:name="gr45" style:family="graphic" style:parent-style-name="standard" style:list-style-name="L2">
      <style:graphic-properties draw:stroke="solid" svg:stroke-width="0.04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2cm" draw:shadow-offset-y="0.2cm" draw:shadow-color="#808080"/>
    </style:style>
    <style:style style:name="gr46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7f7f7f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7f7f7f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7f7f7f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2">
      <style:graphic-properties draw:stroke="solid" svg:stroke-width="0.04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2cm" draw:shadow-offset-y="0.2cm" draw:shadow-color="#808080"/>
    </style:style>
    <style:style style:name="gr54" style:family="graphic" style:parent-style-name="standard" style:list-style-name="L2">
      <style:graphic-properties draw:stroke="solid" svg:stroke-width="0.04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2cm" draw:shadow-offset-y="0.2cm" draw:shadow-color="#808080"/>
    </style:style>
    <style:style style:name="gr55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VRT_20_Light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VRT_20_Light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1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2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3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4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7f7f7f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7f7f7f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7f7f7f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2">
      <style:graphic-properties draw:stroke="solid" svg:stroke-width="0.04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2cm" draw:shadow-offset-y="0.2cm" draw:shadow-color="#808080"/>
    </style:style>
    <style:style style:name="gr72" style:family="graphic" style:parent-style-name="standard" style:list-style-name="L2">
      <style:graphic-properties draw:stroke="solid" svg:stroke-width="0.04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2cm" draw:shadow-offset-y="0.2cm" draw:shadow-color="#808080"/>
    </style:style>
    <style:style style:name="gr73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7f7f7f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7f7f7f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7f7f7f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2">
      <style:graphic-properties draw:stroke="solid" svg:stroke-width="0.04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2cm" draw:shadow-offset-y="0.2cm" draw:shadow-color="#808080"/>
    </style:style>
    <style:style style:name="gr81" style:family="graphic" style:parent-style-name="standard" style:list-style-name="L2">
      <style:graphic-properties draw:stroke="solid" svg:stroke-width="0.04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2cm" draw:shadow-offset-y="0.2cm" draw:shadow-color="#808080"/>
    </style:style>
    <style:style style:name="gr82" style:family="graphic" style:parent-style-name="standard">
      <style:graphic-properties draw:stroke="none" svg:stroke-color="#000000" draw:fill="none" draw:fill-color="#ffffff" fo:min-height="3.65cm"/>
    </style:style>
    <style:style style:name="gr83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VRT_20_Light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VRT_20_Light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9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0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1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2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9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4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>
      <style:graphic-properties draw:stroke="none" svg:stroke-color="#000000" draw:fill="none" draw:fill-color="#ffffff" fo:min-height="2.25cm"/>
    </style:style>
    <style:style style:name="gr197" style:family="graphic" style:parent-style-name="standard">
      <style:graphic-properties draw:stroke="none" svg:stroke-color="#000000" draw:fill="none" draw:fill-color="#ffffff" fo:min-height="2.05cm"/>
    </style:style>
    <style:style style:name="gr1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2cm" fo:min-width="0cm"/>
    </style:style>
    <style:style style:name="gr199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1.077cm" fo:min-width="0.832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fill-gradient-name="VRT_20_Light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gradient" draw:fill-color="#cfe7f5" draw:fill-gradient-name="VRT_20_Light_20_Linear_20_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gradient" draw:fill-color="#cfe7f5" draw:secondary-fill-color="#cfe7e5" draw:fill-gradient-name="VRT_20_Light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f7941d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gradient" draw:fill-color="#cfe7f5" draw:secondary-fill-color="#cfe7e5" draw:fill-gradient-name="VRT_20_Light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gradient" draw:fill-color="#7f7f7f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gradient" draw:fill-color="#7f7f7f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gradient" draw:fill-color="#7f7f7f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gradient" draw:fill-color="#7f7f7f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8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9" style:family="paragraph">
      <loext:graphic-properties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20pt" style:language-asian="zh" style:country-asian="CN" style:font-style-asian="normal" style:font-weight-asian="normal" style:font-name-complex="Lohit Hind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0" style:family="paragraph">
      <loext:graphic-properties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1" style:family="paragraph">
      <loext:graphic-properties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2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3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.09cm" svg:height="0.979cm" svg:x="10.74cm" svg:y="13.77cm" svg:viewBox="0 0 1091 980" svg:d="M0 980c475 0 1091-280 1091-560s-18-420-364-420c0 300-727 579-727 980z">
            <text:p/>
          </draw:path>
          <draw:path draw:style-name="gr2" draw:text-style-name="P2" draw:layer="layout" svg:width="2.666cm" svg:height="1.68cm" svg:x="8.801cm" svg:y="13.14cm" svg:viewBox="0 0 2667 1681" svg:d="M2667 0c0 0 0 1121-1 840 2 491-575 841-1331 841s-1334-350-1335-841c1 1 0-350 0-840 0 490 606 840 1334 840s1333-350 1333-840z">
            <text:p/>
          </draw:path>
          <draw:path draw:style-name="gr3" draw:text-style-name="P3" draw:layer="layout" svg:width="2.665cm" svg:height="1.678cm" svg:x="8.8cm" svg:y="12.3cm" svg:viewBox="0 0 2666 1679" svg:d="M1333 0c756 0 1333 363 1333 839s-577 840-1333 840-1333-364-1333-840 577-839 1333-839z">
            <text:p/>
          </draw:path>
          <draw:polygon draw:style-name="gr4" draw:text-style-name="P4" draw:layer="layout" svg:width="0.727cm" svg:height="0.419cm" svg:x="10.255cm" svg:y="13.21cm" svg:viewBox="0 0 728 420" draw:points="364,0 243,70 728,350 606,420 121,140 0,210 0,0">
            <text:p/>
          </draw:polygon>
          <draw:polygon draw:style-name="gr5" draw:text-style-name="P4" draw:layer="layout" svg:width="0.726cm" svg:height="0.419cm" svg:x="9.285cm" svg:y="12.65cm" svg:viewBox="0 0 727 420" draw:points="606,280 727,210 727,420 363,420 484,350 0,70 121,0">
            <text:p/>
          </draw:polygon>
          <draw:polygon draw:style-name="gr6" draw:text-style-name="P4" draw:layer="layout" svg:width="0.727cm" svg:height="0.419cm" svg:x="9.285cm" svg:y="13.21cm" svg:viewBox="0 0 728 420" draw:points="121,280 607,0 728,70 242,350 363,420 0,420 0,210">
            <text:p/>
          </draw:polygon>
          <draw:polygon draw:style-name="gr7" draw:text-style-name="P4" draw:layer="layout" svg:width="0.726cm" svg:height="0.419cm" svg:x="10.255cm" svg:y="12.65cm" svg:viewBox="0 0 727 420" draw:points="484,70 363,0 727,0 727,210 606,140 121,420 0,350">
            <text:p/>
          </draw:polygon>
          <draw:path draw:style-name="gr8" draw:text-style-name="P5" draw:layer="layout" svg:width="2.667cm" svg:height="2.519cm" svg:x="8.8cm" svg:y="12.3cm" svg:viewBox="0 0 2668 2520" svg:d="M1333 0c756 0 1335 364 1335 840l-1 840c0 490-606 840-1333 840s-1334-350-1334-840c0 0 1-840 0-841 0-476 577-839 1333-839z">
            <text:p/>
          </draw:path>
        </draw:g>
        <draw:frame draw:style-name="gr9" draw:text-style-name="P6" draw:layer="layout" svg:width="10cm" svg:height="3.806cm" svg:x="6.1cm" svg:y="14.9cm">
          <draw:text-box>
            <text:p>luke.lab <text:s/>= <text:s/>APU1C</text:p>
            <text:p>Enp1s0 172.16.0.1 / 16</text:p>
            <text:p>Enp2s0.25 192.168.31.13 / 24</text:p>
            <text:p>Enp2s0.9 10.11.64.3 / 26</text:p>
            <text:p>Enp3s0 <text:s/>unbenutzt</text:p>
          </draw:text-box>
        </draw:frame>
        <draw:g>
          <draw:glue-point draw:id="4" svg:x="-0.588cm" svg:y="-5cm"/>
          <draw:glue-point draw:id="5" svg:x="1.47cm" svg:y="-3.51cm"/>
          <draw:glue-point draw:id="6" svg:x="3.823cm" svg:y="-1.808cm"/>
          <draw:glue-point draw:id="7" svg:x="3.823cm" svg:y="-0.106cm"/>
          <draw:glue-point draw:id="8" svg:x="3.823cm" svg:y="1.808cm"/>
          <draw:glue-point draw:id="9" svg:x="-0.588cm" svg:y="5cm"/>
          <draw:glue-point draw:id="10" svg:x="-2.941cm" svg:y="2.872cm"/>
          <draw:glue-point draw:id="11" svg:x="-5cm" svg:y="2.021cm"/>
          <draw:glue-point draw:id="12" svg:x="-5cm" svg:y="-1.808cm"/>
          <draw:glue-point draw:id="13" svg:x="-2.647cm" svg:y="-3.297cm"/>
          <draw:path draw:style-name="gr10" draw:text-style-name="P1" draw:layer="layout" svg:width="1.851cm" svg:height="1.189cm" svg:x="3.748cm" svg:y="18.24cm" svg:viewBox="0 0 1852 1190" svg:d="M0 1190c475 0 1698-560 1819-770s-121-420-242-420c0 300-1577 690-1577 1190z">
            <text:p/>
          </draw:path>
          <draw:g>
            <draw:polygon draw:style-name="gr11" draw:text-style-name="P7" draw:layer="layout" svg:width="1.697cm" svg:height="1.819cm" svg:x="1.962cm" svg:y="17.68cm" svg:viewBox="0 0 1698 1820" draw:points="0,840 0,0 1698,980 1698,1820">
              <text:p/>
            </draw:polygon>
            <draw:polygon draw:style-name="gr12" draw:text-style-name="P8" draw:layer="layout" svg:width="1.696cm" svg:height="1.819cm" svg:x="3.66cm" svg:y="17.68cm" svg:viewBox="0 0 1697 1820" draw:points="0,1820 0,980 1697,0 1697,840">
              <text:p/>
            </draw:polygon>
            <draw:polygon draw:style-name="gr13" draw:text-style-name="P9" draw:layer="layout" svg:width="3.394cm" svg:height="1.959cm" svg:x="1.962cm" svg:y="16.7cm" svg:viewBox="0 0 3395 1960" draw:points="1698,1960 0,980 1698,0 3395,980">
              <text:p/>
            </draw:polygon>
            <draw:polygon draw:style-name="gr14" draw:text-style-name="P10" draw:layer="layout" svg:width="3.394cm" svg:height="2.799cm" svg:x="1.962cm" svg:y="16.7cm" svg:viewBox="0 0 3395 2800" draw:points="0,1820 0,980 1698,0 3395,980 3395,1820 1698,2800">
              <text:p/>
            </draw:polygon>
            <draw:polygon draw:style-name="gr15" draw:text-style-name="P4" draw:layer="layout" svg:width="0.848cm" svg:height="0.489cm" svg:x="4.022cm" svg:y="17.61cm" svg:viewBox="0 0 849 490" draw:points="728,140 121,490 0,420 607,70 486,0 849,0 849,210">
              <text:p/>
            </draw:polygon>
            <draw:polygon draw:style-name="gr16" draw:text-style-name="P4" draw:layer="layout" svg:width="0.847cm" svg:height="0.489cm" svg:x="3.174cm" svg:y="17.68cm" svg:viewBox="0 0 848 490" draw:points="243,420 364,490 0,490 0,280 121,350 727,0 848,70">
              <text:p/>
            </draw:polygon>
            <draw:polygon draw:style-name="gr17" draw:text-style-name="P4" draw:layer="layout" svg:width="0.847cm" svg:height="0.489cm" svg:x="3.295cm" svg:y="17.19cm" svg:viewBox="0 0 848 490" draw:points="727,140 121,490 0,420 606,70 485,0 848,0 848,210">
              <text:p/>
            </draw:polygon>
            <draw:polygon draw:style-name="gr18" draw:text-style-name="P4" draw:layer="layout" svg:width="0.847cm" svg:height="0.489cm" svg:x="2.446cm" svg:y="17.26cm" svg:viewBox="0 0 848 490" draw:points="243,420 364,490 0,490 0,280 121,350 727,0 848,70">
              <text:p/>
            </draw:polygon>
          </draw:g>
        </draw:g>
        <draw:g>
          <draw:glue-point draw:id="4" svg:x="-0.588cm" svg:y="-5cm"/>
          <draw:glue-point draw:id="5" svg:x="1.47cm" svg:y="-3.51cm"/>
          <draw:glue-point draw:id="6" svg:x="3.823cm" svg:y="-1.808cm"/>
          <draw:glue-point draw:id="7" svg:x="3.823cm" svg:y="-0.106cm"/>
          <draw:glue-point draw:id="8" svg:x="3.823cm" svg:y="1.808cm"/>
          <draw:glue-point draw:id="9" svg:x="-0.588cm" svg:y="5cm"/>
          <draw:glue-point draw:id="10" svg:x="-2.941cm" svg:y="2.872cm"/>
          <draw:glue-point draw:id="11" svg:x="-5cm" svg:y="2.021cm"/>
          <draw:glue-point draw:id="12" svg:x="-5cm" svg:y="-1.808cm"/>
          <draw:glue-point draw:id="13" svg:x="-2.647cm" svg:y="-3.297cm"/>
          <draw:path draw:style-name="gr19" draw:text-style-name="P1" draw:layer="layout" svg:width="1.851cm" svg:height="1.189cm" svg:x="5.386cm" svg:y="24.54cm" svg:viewBox="0 0 1852 1190" svg:d="M0 1190c475 0 1698-560 1819-770s-121-420-242-420c0 300-1577 690-1577 1190z">
            <text:p/>
          </draw:path>
          <draw:g>
            <draw:polygon draw:style-name="gr20" draw:text-style-name="P7" draw:layer="layout" svg:width="1.697cm" svg:height="1.819cm" svg:x="3.6cm" svg:y="23.98cm" svg:viewBox="0 0 1698 1820" draw:points="0,840 0,0 1698,980 1698,1820">
              <text:p/>
            </draw:polygon>
            <draw:polygon draw:style-name="gr21" draw:text-style-name="P8" draw:layer="layout" svg:width="1.696cm" svg:height="1.819cm" svg:x="5.298cm" svg:y="23.98cm" svg:viewBox="0 0 1697 1820" draw:points="0,1820 0,980 1697,0 1697,840">
              <text:p/>
            </draw:polygon>
            <draw:polygon draw:style-name="gr22" draw:text-style-name="P9" draw:layer="layout" svg:width="3.394cm" svg:height="1.959cm" svg:x="3.6cm" svg:y="23cm" svg:viewBox="0 0 3395 1960" draw:points="1698,1960 0,980 1698,0 3395,980">
              <text:p/>
            </draw:polygon>
            <draw:polygon draw:style-name="gr23" draw:text-style-name="P10" draw:layer="layout" svg:width="3.394cm" svg:height="2.799cm" svg:x="3.6cm" svg:y="23cm" svg:viewBox="0 0 3395 2800" draw:points="0,1820 0,980 1698,0 3395,980 3395,1820 1698,2800">
              <text:p/>
            </draw:polygon>
            <draw:polyline draw:style-name="gr24" draw:text-style-name="P4" draw:layer="layout" svg:width="1.697cm" svg:height="0.979cm" svg:x="5.055cm" svg:y="23.84cm" svg:viewBox="0 0 1698 980" draw:points="1698,140 1455,140 970,0 728,0 728,140 970,420 969,560 727,560 242,420 0,420 0,560 243,840 243,980">
              <text:p/>
            </draw:polyline>
            <draw:polyline draw:style-name="gr25" draw:text-style-name="P4" draw:layer="layout" svg:width="1.697cm" svg:height="0.979cm" svg:x="4.691cm" svg:y="23.63cm" svg:viewBox="0 0 1698 980" draw:points="1455,0 1455,140 1698,420 1698,560 1455,560 970,420 728,420 728,560 970,840 970,980 728,980 243,840 0,840">
              <text:p/>
            </draw:polyline>
            <draw:polyline draw:style-name="gr26" draw:text-style-name="P4" draw:layer="layout" svg:width="1.697cm" svg:height="0.979cm" svg:x="4.206cm" svg:y="23.35cm" svg:viewBox="0 0 1698 980" draw:points="1698,140 1455,140 970,0 728,0 728,140 970,420 969,560 727,560 242,420 0,420 0,560 243,840 243,980">
              <text:p/>
            </draw:polyline>
            <draw:polyline draw:style-name="gr27" draw:text-style-name="P4" draw:layer="layout" svg:width="1.697cm" svg:height="0.979cm" svg:x="3.842cm" svg:y="23.14cm" svg:viewBox="0 0 1698 980" draw:points="1455,0 1455,140 1698,420 1698,560 1455,560 970,420 728,420 728,560 970,840 970,980 728,980 243,840 0,840">
              <text:p/>
            </draw:polyline>
            <draw:polygon draw:style-name="gr28" draw:text-style-name="P11" draw:layer="layout" svg:width="0.242cm" svg:height="1.609cm" svg:x="5.176cm" svg:y="22.37cm" svg:viewBox="0 0 243 1610" draw:points="122,1610 122,280 0,140 122,0 243,140 122,280">
              <text:p/>
            </draw:polygon>
            <draw:path draw:style-name="gr29" draw:text-style-name="P12" draw:layer="layout" svg:width="0.181cm" svg:height="0.419cm" svg:x="5.54cm" svg:y="22.3cm" svg:viewBox="0 0 182 420" svg:d="M0 0c243 70 243 350 0 420">
              <text:p/>
            </draw:path>
            <draw:path draw:style-name="gr30" draw:text-style-name="P12" draw:layer="layout" svg:width="0.181cm" svg:height="0.419cm" svg:x="4.874cm" svg:y="22.3cm" svg:viewBox="0 0 182 420" svg:d="M182 0c-243 70-243 350 0 420">
              <text:p/>
            </draw:path>
            <draw:path draw:style-name="gr31" draw:text-style-name="P12" draw:layer="layout" svg:width="0.181cm" svg:height="0.699cm" svg:x="4.631cm" svg:y="22.16cm" svg:viewBox="0 0 182 700" svg:d="M182 0c-243 70-243 630 0 700">
              <text:p/>
            </draw:path>
            <draw:path draw:style-name="gr32" draw:text-style-name="P12" draw:layer="layout" svg:width="0.181cm" svg:height="0.699cm" svg:x="5.783cm" svg:y="22.16cm" svg:viewBox="0 0 182 700" svg:d="M0 0c242 70 242 630 0 700">
              <text:p/>
            </draw:path>
            <draw:path draw:style-name="gr33" draw:text-style-name="P12" draw:layer="layout" svg:width="0.181cm" svg:height="0.979cm" svg:x="4.389cm" svg:y="22.02cm" svg:viewBox="0 0 182 980" svg:d="M182 0c-243 70-243 910 0 980">
              <text:p/>
            </draw:path>
            <draw:path draw:style-name="gr34" draw:text-style-name="P12" draw:layer="layout" svg:width="0.177cm" svg:height="0.979cm" svg:x="6.025cm" svg:y="22.02cm" svg:viewBox="0 0 178 980" svg:d="M0 0c243 70 232 894 0 980">
              <text:p/>
            </draw:path>
            <draw:path draw:style-name="gr35" draw:text-style-name="P12" draw:layer="layout" svg:width="0.181cm" svg:height="1.259cm" svg:x="4.146cm" svg:y="21.88cm" svg:viewBox="0 0 182 1260" svg:d="M182 0c-243 70-243 1190 0 1260">
              <text:p/>
            </draw:path>
            <draw:path draw:style-name="gr36" draw:text-style-name="P12" draw:layer="layout" svg:width="0.181cm" svg:height="1.259cm" svg:x="6.268cm" svg:y="21.88cm" svg:viewBox="0 0 182 1260" svg:d="M0 0c242 70 242 1190 0 1260">
              <text:p/>
            </draw:path>
          </draw:g>
        </draw:g>
        <draw:g>
          <draw:glue-point draw:id="4" svg:x="-0.729cm" svg:y="5cm"/>
          <draw:glue-point draw:id="5" svg:x="-4.246cm" svg:y="3.73cm"/>
          <draw:glue-point draw:id="6" svg:x="2.788cm" svg:y="3.73cm"/>
          <draw:path draw:style-name="gr37" draw:text-style-name="P1" draw:layer="layout" svg:width="0.98cm" svg:height="0.695cm" svg:x="7.89cm" svg:y="9.204cm" svg:viewBox="0 0 981 696" svg:d="M0 696c236 0 774 0 946-348s-344-348-430-348c0 149-516 497-516 696z">
            <text:p/>
          </draw:path>
          <draw:g>
            <draw:path draw:style-name="gr38" draw:text-style-name="P13" draw:layer="layout" svg:width="1.203cm" svg:height="1.615cm" svg:x="7.288cm" svg:y="8.26cm" svg:viewBox="0 0 1204 1616" svg:d="M0 1243l121-1044c344-50 911 99 911-199l172 1243c0 497-1204 497-1204 0z">
              <text:p/>
            </draw:path>
            <draw:path draw:style-name="gr39" draw:text-style-name="P14" draw:layer="layout" svg:width="0.859cm" svg:height="0.496cm" svg:x="7.46cm" svg:y="8.012cm" svg:viewBox="0 0 860 497" svg:d="M742 68c157 90 157 271 0 361-156 91-469 91-625 0-156-90-156-271 0-361 157-91 469-90 625 0z">
              <text:p/>
            </draw:path>
            <draw:path draw:style-name="gr40" draw:text-style-name="P15" draw:layer="layout" svg:width="2.041cm" svg:height="2.001cm" svg:x="6.4cm" svg:y="6.516cm" svg:viewBox="0 0 2042 2002" svg:d="M1936 81c157 90 168 1092-154 1464-344 546-1461 546-1719 298-258-249 344-945 688-1243 343-298 773-795 1185-519z">
              <text:p/>
            </draw:path>
            <draw:path draw:style-name="gr41" draw:text-style-name="P14" draw:layer="layout" svg:width="1.884cm" svg:height="1.901cm" svg:x="6.423cm" svg:y="6.492cm" svg:viewBox="0 0 1885 1902" svg:d="M1845 27c157 91-183 794-435 1068-253 274-1199 970-1371 772-172-199 258-895 602-1193 344-299 860-796 1204-647z">
              <text:p/>
            </draw:path>
            <draw:path draw:style-name="gr42" draw:text-style-name="P10" draw:layer="layout" svg:width="2.067cm" svg:height="3.382cm" svg:x="6.424cm" svg:y="6.493cm" svg:viewBox="0 0 2068 3383" svg:d="M864 3010l121-995c0 0-774 100-946-149-172-248 265-901 602-1193 338-293 860-795 1204-646s172 1243-86 1541c0 0 166 112 137 199l172 1243c0 497-1204 497-1204 0z">
              <text:p/>
            </draw:path>
            <draw:polygon draw:style-name="gr43" draw:text-style-name="P16" draw:layer="layout" svg:width="0.171cm" svg:height="1.291cm" svg:x="6.721cm" svg:y="6.47cm" svg:viewBox="0 0 172 1292" draw:points="86,1292 86,199 0,99 86,0 172,99 86,199">
              <text:p/>
            </draw:polygon>
            <draw:line draw:style-name="gr44" draw:text-style-name="P17" draw:layer="layout" svg:x1="7.581cm" svg:y1="7.663cm" svg:x2="6.807cm" svg:y2="6.569cm">
              <text:p/>
            </draw:line>
            <draw:line draw:style-name="gr45" draw:text-style-name="P17" draw:layer="layout" svg:x1="6.893cm" svg:y1="6.569cm" svg:x2="7.839cm" svg:y2="6.818cm">
              <text:p/>
            </draw:line>
          </draw:g>
        </draw:g>
        <draw:g>
          <draw:glue-point draw:id="4" svg:x="0.728cm" svg:y="-5cm"/>
          <draw:glue-point draw:id="5" svg:x="4.245cm" svg:y="-3.725cm"/>
          <draw:glue-point draw:id="6" svg:x="-2.776cm" svg:y="-3.725cm"/>
          <draw:path draw:style-name="gr46" draw:text-style-name="P1" draw:layer="layout" svg:width="0.98cm" svg:height="0.695cm" draw:transform="rotate (-3.14159265358979) translate (2.11cm 2.066cm)" svg:viewBox="0 0 981 696" svg:d="M0 696c236 0 774 0 946-348s-344-348-430-348c0 149-516 497-516 696z">
            <text:p/>
          </draw:path>
          <draw:g>
            <draw:path draw:style-name="gr47" draw:text-style-name="P18" draw:layer="layout" svg:width="1.203cm" svg:height="1.615cm" draw:transform="rotate (-3.14159265358979) translate (2.712cm 3.01cm)" svg:viewBox="0 0 1204 1616" svg:d="M0 1243l121-1044c344-50 911 99 911-199l172 1243c0 497-1204 497-1204 0z">
              <text:p/>
            </draw:path>
            <draw:path draw:style-name="gr48" draw:text-style-name="P19" draw:layer="layout" svg:width="0.859cm" svg:height="0.496cm" draw:transform="rotate (-3.14159265358979) translate (2.54cm 3.258cm)" svg:viewBox="0 0 860 497" svg:d="M742 68c157 90 157 271 0 361-156 91-469 91-625 0-156-90-156-271 0-361 157-91 469-90 625 0z">
              <text:p/>
            </draw:path>
            <draw:path draw:style-name="gr49" draw:text-style-name="P20" draw:layer="layout" svg:width="2.041cm" svg:height="2.001cm" draw:transform="rotate (-3.14159265358979) translate (3.6cm 4.754cm)" svg:viewBox="0 0 2042 2002" svg:d="M1936 81c157 90 168 1092-154 1464-344 546-1461 546-1719 298-258-249 344-945 688-1243 343-298 773-795 1185-519z">
              <text:p/>
            </draw:path>
            <draw:path draw:style-name="gr50" draw:text-style-name="P19" draw:layer="layout" svg:width="1.884cm" svg:height="1.901cm" draw:transform="rotate (-3.14159265358979) translate (3.577cm 4.778cm)" svg:viewBox="0 0 1885 1902" svg:d="M1845 27c157 91-183 794-435 1068-253 274-1199 970-1371 772-172-199 258-895 602-1193 344-299 860-796 1204-647z">
              <text:p/>
            </draw:path>
            <draw:path draw:style-name="gr51" draw:text-style-name="P10" draw:layer="layout" svg:width="2.067cm" svg:height="3.382cm" draw:transform="rotate (-3.14159265358979) translate (3.576cm 4.777cm)" svg:viewBox="0 0 2068 3383" svg:d="M864 3010l121-995c0 0-774 100-946-149-172-248 265-901 602-1193 338-293 860-795 1204-646s172 1243-86 1541c0 0 166 112 137 199l172 1243c0 497-1204 497-1204 0z">
              <text:p/>
            </draw:path>
            <draw:polygon draw:style-name="gr52" draw:text-style-name="P11" draw:layer="layout" svg:width="0.171cm" svg:height="1.291cm" draw:transform="rotate (-3.14159265358979) translate (3.279cm 4.8cm)" svg:viewBox="0 0 172 1292" draw:points="86,1292 86,199 0,99 86,0 172,99 86,199">
              <text:p/>
            </draw:polygon>
            <draw:line draw:style-name="gr53" draw:text-style-name="P17" draw:layer="layout" svg:x1="2.419cm" svg:y1="3.607cm" svg:x2="3.193cm" svg:y2="4.701cm">
              <text:p/>
            </draw:line>
            <draw:line draw:style-name="gr54" draw:text-style-name="P17" draw:layer="layout" svg:x1="3.107cm" svg:y1="4.701cm" svg:x2="2.161cm" svg:y2="4.452cm">
              <text:p/>
            </draw:line>
          </draw:g>
        </draw:g>
        <draw:g>
          <draw:glue-point draw:id="4" svg:x="-0.588cm" svg:y="-5cm"/>
          <draw:glue-point draw:id="5" svg:x="1.47cm" svg:y="-3.51cm"/>
          <draw:glue-point draw:id="6" svg:x="3.823cm" svg:y="-1.808cm"/>
          <draw:glue-point draw:id="7" svg:x="3.823cm" svg:y="-0.106cm"/>
          <draw:glue-point draw:id="8" svg:x="3.823cm" svg:y="1.808cm"/>
          <draw:glue-point draw:id="9" svg:x="-0.588cm" svg:y="5cm"/>
          <draw:glue-point draw:id="10" svg:x="-2.941cm" svg:y="2.872cm"/>
          <draw:glue-point draw:id="11" svg:x="-5cm" svg:y="2.021cm"/>
          <draw:glue-point draw:id="12" svg:x="-5cm" svg:y="-1.808cm"/>
          <draw:glue-point draw:id="13" svg:x="-2.647cm" svg:y="-3.297cm"/>
          <draw:path draw:style-name="gr55" draw:text-style-name="P1" draw:layer="layout" svg:width="1.851cm" svg:height="1.189cm" svg:x="10.248cm" svg:y="10.84cm" svg:viewBox="0 0 1852 1190" svg:d="M0 1190c475 0 1698-560 1819-770s-121-420-242-420c0 300-1577 690-1577 1190z">
            <text:p/>
          </draw:path>
          <draw:g>
            <draw:polygon draw:style-name="gr56" draw:text-style-name="P7" draw:layer="layout" svg:width="1.697cm" svg:height="1.819cm" svg:x="8.462cm" svg:y="10.28cm" svg:viewBox="0 0 1698 1820" draw:points="0,840 0,0 1698,980 1698,1820">
              <text:p/>
            </draw:polygon>
            <draw:polygon draw:style-name="gr57" draw:text-style-name="P8" draw:layer="layout" svg:width="1.696cm" svg:height="1.819cm" svg:x="10.16cm" svg:y="10.28cm" svg:viewBox="0 0 1697 1820" draw:points="0,1820 0,980 1697,0 1697,840">
              <text:p/>
            </draw:polygon>
            <draw:polygon draw:style-name="gr58" draw:text-style-name="P9" draw:layer="layout" svg:width="3.394cm" svg:height="1.959cm" svg:x="8.462cm" svg:y="9.3cm" svg:viewBox="0 0 3395 1960" draw:points="1698,1960 0,980 1698,0 3395,980">
              <text:p/>
            </draw:polygon>
            <draw:polygon draw:style-name="gr59" draw:text-style-name="P10" draw:layer="layout" svg:width="3.394cm" svg:height="2.799cm" svg:x="8.462cm" svg:y="9.3cm" svg:viewBox="0 0 3395 2800" draw:points="0,1820 0,980 1698,0 3395,980 3395,1820 1698,2800">
              <text:p/>
            </draw:polygon>
            <draw:polygon draw:style-name="gr60" draw:text-style-name="P4" draw:layer="layout" svg:width="0.848cm" svg:height="0.489cm" svg:x="8.947cm" svg:y="10.21cm" svg:viewBox="0 0 849 490" draw:points="121,140 728,490 849,420 242,70 363,0 0,0 0,210">
              <text:p/>
            </draw:polygon>
            <draw:polygon draw:style-name="gr61" draw:text-style-name="P4" draw:layer="layout" svg:width="0.847cm" svg:height="0.489cm" svg:x="9.796cm" svg:y="10.28cm" svg:viewBox="0 0 848 490" draw:points="605,420 484,490 848,490 848,280 727,350 121,0 0,70">
              <text:p/>
            </draw:polygon>
            <draw:polygon draw:style-name="gr62" draw:text-style-name="P4" draw:layer="layout" svg:width="0.847cm" svg:height="0.489cm" svg:x="9.675cm" svg:y="9.79cm" svg:viewBox="0 0 848 490" draw:points="121,140 727,490 848,420 242,70 363,0 0,0 0,210">
              <text:p/>
            </draw:polygon>
            <draw:polygon draw:style-name="gr63" draw:text-style-name="P4" draw:layer="layout" svg:width="0.847cm" svg:height="0.489cm" svg:x="10.524cm" svg:y="9.86cm" svg:viewBox="0 0 848 490" draw:points="605,420 484,490 848,490 848,280 727,350 121,0 0,70">
              <text:p/>
            </draw:polygon>
          </draw:g>
        </draw:g>
        <draw:g>
          <draw:glue-point draw:id="4" svg:x="0.732cm" svg:y="5cm"/>
          <draw:glue-point draw:id="5" svg:x="4.249cm" svg:y="3.728cm"/>
          <draw:glue-point draw:id="6" svg:x="-2.78cm" svg:y="3.728cm"/>
          <draw:path draw:style-name="gr64" draw:text-style-name="P1" draw:layer="layout" svg:width="0.98cm" svg:height="0.695cm" svg:x="10.999cm" svg:y="9.234cm" svg:viewBox="0 0 981 696" svg:d="M981 696c-236 0-774 0-946-348s344-348 430-348c0 149 516 497 516 696z">
            <text:p/>
          </draw:path>
          <draw:g>
            <draw:path draw:style-name="gr65" draw:text-style-name="P13" draw:layer="layout" svg:width="1.203cm" svg:height="1.615cm" svg:x="11.378cm" svg:y="8.29cm" svg:viewBox="0 0 1204 1616" svg:d="M1204 1243l-121-1044c-344-50-911 99-911-199l-172 1243c0 497 1204 497 1204 0z">
              <text:p/>
            </draw:path>
            <draw:path draw:style-name="gr66" draw:text-style-name="P14" draw:layer="layout" svg:width="0.859cm" svg:height="0.496cm" svg:x="11.55cm" svg:y="8.042cm" svg:viewBox="0 0 860 497" svg:d="M118 68c-157 90-157 271 0 361 156 91 469 91 625 0 156-90 156-271 0-361-157-91-469-90-625 0z">
              <text:p/>
            </draw:path>
            <draw:path draw:style-name="gr67" draw:text-style-name="P15" draw:layer="layout" svg:width="2.041cm" svg:height="2.001cm" svg:x="11.428cm" svg:y="6.546cm" svg:viewBox="0 0 2042 2002" svg:d="M107 81c-157 90-168 1092 154 1464 344 546 1461 546 1719 298 258-249-344-945-688-1243-343-298-773-795-1185-519z">
              <text:p/>
            </draw:path>
            <draw:path draw:style-name="gr68" draw:text-style-name="P14" draw:layer="layout" svg:width="1.884cm" svg:height="1.901cm" svg:x="11.562cm" svg:y="6.522cm" svg:viewBox="0 0 1885 1902" svg:d="M40 27c-157 91 183 794 435 1068 253 274 1199 970 1371 772 172-199-258-895-602-1193-344-299-860-796-1204-647z">
              <text:p/>
            </draw:path>
            <draw:path draw:style-name="gr69" draw:text-style-name="P10" draw:layer="layout" svg:width="2.067cm" svg:height="3.382cm" svg:x="11.378cm" svg:y="6.523cm" svg:viewBox="0 0 2068 3383" svg:d="M1204 3010l-121-995c0 0 774 100 946-149 172-248-265-901-602-1193-338-293-860-795-1204-646s-172 1243 86 1541c0 0-166 112-137 199l-172 1243c0 497 1204 497 1204 0z">
              <text:p/>
            </draw:path>
            <draw:polygon draw:style-name="gr70" draw:text-style-name="P16" draw:layer="layout" svg:width="0.171cm" svg:height="1.291cm" svg:x="12.977cm" svg:y="6.5cm" svg:viewBox="0 0 172 1292" draw:points="86,1292 86,199 172,99 86,0 0,99 86,199">
              <text:p/>
            </draw:polygon>
            <draw:line draw:style-name="gr71" draw:text-style-name="P17" draw:layer="layout" svg:x1="12.289cm" svg:y1="7.693cm" svg:x2="13.063cm" svg:y2="6.599cm">
              <text:p/>
            </draw:line>
            <draw:line draw:style-name="gr72" draw:text-style-name="P17" draw:layer="layout" svg:x1="12.977cm" svg:y1="6.599cm" svg:x2="12.031cm" svg:y2="6.848cm">
              <text:p/>
            </draw:line>
          </draw:g>
        </draw:g>
        <draw:g>
          <draw:glue-point draw:id="4" svg:x="-0.728cm" svg:y="-5cm"/>
          <draw:glue-point draw:id="5" svg:x="-4.245cm" svg:y="-3.728cm"/>
          <draw:glue-point draw:id="6" svg:x="2.784cm" svg:y="-3.728cm"/>
          <draw:path draw:style-name="gr73" draw:text-style-name="P1" draw:layer="layout" svg:width="0.98cm" svg:height="0.695cm" draw:transform="rotate (-3.14159265358979) translate (20.1708556800201cm 1.766cm)" svg:viewBox="0 0 981 696" svg:d="M981 696c-236 0-774 0-946-348s344-348 430-348c0 149 516 497 516 696z">
            <text:p/>
          </draw:path>
          <draw:g>
            <draw:path draw:style-name="gr74" draw:text-style-name="P18" draw:layer="layout" svg:width="1.203cm" svg:height="1.615cm" draw:transform="rotate (-3.14159265358979) translate (19.792cm 2.71cm)" svg:viewBox="0 0 1204 1616" svg:d="M1204 1243l-121-1044c-344-50-911 99-911-199l-172 1243c0 497 1204 497 1204 0z">
              <text:p/>
            </draw:path>
            <draw:path draw:style-name="gr75" draw:text-style-name="P19" draw:layer="layout" svg:width="0.859cm" svg:height="0.496cm" draw:transform="rotate (-3.14159265358979) translate (19.61975cm 2.958cm)" svg:viewBox="0 0 860 497" svg:d="M118 68c-157 90-157 271 0 361 156 91 469 91 625 0 156-90 156-271 0-361-157-91-469-90-625 0z">
              <text:p/>
            </draw:path>
            <draw:path draw:style-name="gr76" draw:text-style-name="P20" draw:layer="layout" svg:width="2.041cm" svg:height="2.001cm" draw:transform="rotate (-3.14159265358979) translate (19.7422242560673cm 4.454cm)" svg:viewBox="0 0 2042 2002" svg:d="M107 81c-157 90-168 1092 154 1464 344 546 1461 546 1719 298 258-249-344-945-688-1243-343-298-773-795-1185-519z">
              <text:p/>
            </draw:path>
            <draw:path draw:style-name="gr77" draw:text-style-name="P19" draw:layer="layout" svg:width="1.884cm" svg:height="1.901cm" draw:transform="rotate (-3.14159265358979) translate (19.6080585322849cm 4.478cm)" svg:viewBox="0 0 1885 1902" svg:d="M40 27c-157 91 183 794 435 1068 253 274 1199 970 1371 772 172-199-258-895-602-1193-344-299-860-796-1204-647z">
              <text:p/>
            </draw:path>
            <draw:path draw:style-name="gr78" draw:text-style-name="P10" draw:layer="layout" svg:width="2.067cm" svg:height="3.382cm" draw:transform="rotate (-3.14159265358979) translate (19.7917266416479cm 4.477cm)" svg:viewBox="0 0 2068 3383" svg:d="M1204 3010l-121-995c0 0 774 100 946-149 172-248-265-901-602-1193-338-293-860-795-1204-646s-172 1243 86 1541c0 0-166 112-137 199l-172 1243c0 497 1204 497 1204 0z">
              <text:p/>
            </draw:path>
            <draw:polygon draw:style-name="gr79" draw:text-style-name="P11" draw:layer="layout" svg:width="0.171cm" svg:height="1.291cm" draw:transform="rotate (-3.14159265358979) translate (18.193cm 4.5cm)" svg:viewBox="0 0 172 1292" draw:points="86,1292 86,199 172,99 86,0 0,99 86,199">
              <text:p/>
            </draw:polygon>
            <draw:line draw:style-name="gr80" draw:text-style-name="P17" draw:layer="layout" svg:x1="18.881cm" svg:y1="3.307cm" svg:x2="18.107cm" svg:y2="4.401cm">
              <text:p/>
            </draw:line>
            <draw:line draw:style-name="gr81" draw:text-style-name="P17" draw:layer="layout" svg:x1="18.193cm" svg:y1="4.401cm" svg:x2="19.139cm" svg:y2="4.152cm">
              <text:p/>
            </draw:line>
          </draw:g>
        </draw:g>
        <draw:frame draw:style-name="gr82" draw:text-style-name="P6" draw:layer="layout" svg:width="6.2cm" svg:height="3.9cm" svg:x="0.926cm" svg:y="6.838cm">
          <draw:text-box>
            <text:p>ToMo_ SSID=</text:p>
            <text:p>labbridge</text:p>
            <text:p>192.168.31.11 / 24</text:p>
          </draw:text-box>
        </draw:frame>
        <draw:frame draw:style-name="gr82" draw:text-style-name="P6" draw:layer="layout" svg:width="6.2cm" svg:height="3.9cm" svg:x="3.5cm" svg:y="1.2cm">
          <draw:text-box>
            <text:p>Mo_ SSID=</text:p>
            <text:p>labbridge</text:p>
            <text:p>192.168.31.12 / 24</text:p>
          </draw:text-box>
        </draw:frame>
        <draw:frame draw:style-name="gr82" draw:text-style-name="P6" draw:layer="layout" svg:width="7.5cm" svg:height="3.9cm" svg:x="13.5cm" svg:y="6.7cm">
          <draw:text-box>
            <text:p>ToPrivi_ SSID=</text:p>
            <text:p>swhotelturm….</text:p>
            <text:p>Lan0.9 10.11.64.9 / 26</text:p>
          </draw:text-box>
        </draw:frame>
        <draw:frame draw:style-name="gr82" draw:text-style-name="P6" draw:layer="layout" svg:width="6.2cm" svg:height="3.9cm" svg:x="0.926cm" svg:y="6.838cm">
          <draw:text-box>
            <text:p>ToMo_ SSID=</text:p>
            <text:p>labbridge</text:p>
            <text:p>192.168.31.11 / 24</text:p>
          </draw:text-box>
        </draw:frame>
        <draw:frame draw:style-name="gr82" draw:text-style-name="P6" draw:layer="layout" svg:width="6.2cm" svg:height="3.9cm" svg:x="13cm" svg:y="1.1cm">
          <draw:text-box>
            <text:p>Privi_ SSID=</text:p>
            <text:p>swhotelturm….</text:p>
            <text:p>10.11.64.1 / 26</text:p>
          </draw:text-box>
        </draw:frame>
        <draw:g>
          <draw:glue-point draw:id="4" svg:x="-0.588cm" svg:y="-5cm"/>
          <draw:glue-point draw:id="5" svg:x="1.47cm" svg:y="-3.51cm"/>
          <draw:glue-point draw:id="6" svg:x="3.823cm" svg:y="-1.808cm"/>
          <draw:glue-point draw:id="7" svg:x="3.823cm" svg:y="-0.106cm"/>
          <draw:glue-point draw:id="8" svg:x="3.823cm" svg:y="1.808cm"/>
          <draw:glue-point draw:id="9" svg:x="-0.588cm" svg:y="5cm"/>
          <draw:glue-point draw:id="10" svg:x="-2.941cm" svg:y="2.872cm"/>
          <draw:glue-point draw:id="11" svg:x="-5cm" svg:y="2.021cm"/>
          <draw:glue-point draw:id="12" svg:x="-5cm" svg:y="-1.808cm"/>
          <draw:glue-point draw:id="13" svg:x="-2.647cm" svg:y="-3.297cm"/>
          <draw:path draw:style-name="gr83" draw:text-style-name="P1" draw:layer="layout" svg:width="1.851cm" svg:height="1.189cm" svg:x="17.486cm" svg:y="18.24cm" svg:viewBox="0 0 1852 1190" svg:d="M0 1190c475 0 1698-560 1819-770s-121-420-242-420c0 300-1577 690-1577 1190z">
            <text:p/>
          </draw:path>
          <draw:g>
            <draw:polygon draw:style-name="gr84" draw:text-style-name="P7" draw:layer="layout" svg:width="1.697cm" svg:height="1.819cm" svg:x="15.7cm" svg:y="17.68cm" svg:viewBox="0 0 1698 1820" draw:points="0,840 0,0 1698,980 1698,1820">
              <text:p/>
            </draw:polygon>
            <draw:polygon draw:style-name="gr85" draw:text-style-name="P8" draw:layer="layout" svg:width="1.696cm" svg:height="1.819cm" svg:x="17.398cm" svg:y="17.68cm" svg:viewBox="0 0 1697 1820" draw:points="0,1820 0,980 1697,0 1697,840">
              <text:p/>
            </draw:polygon>
            <draw:polygon draw:style-name="gr86" draw:text-style-name="P9" draw:layer="layout" svg:width="3.394cm" svg:height="1.959cm" svg:x="15.7cm" svg:y="16.7cm" svg:viewBox="0 0 3395 1960" draw:points="1698,1960 0,980 1698,0 3395,980">
              <text:p/>
            </draw:polygon>
            <draw:polygon draw:style-name="gr87" draw:text-style-name="P10" draw:layer="layout" svg:width="3.394cm" svg:height="2.799cm" svg:x="15.7cm" svg:y="16.7cm" svg:viewBox="0 0 3395 2800" draw:points="0,1820 0,980 1698,0 3395,980 3395,1820 1698,2800">
              <text:p/>
            </draw:polygon>
            <draw:polygon draw:style-name="gr88" draw:text-style-name="P4" draw:layer="layout" svg:width="0.848cm" svg:height="0.489cm" svg:x="16.185cm" svg:y="17.61cm" svg:viewBox="0 0 849 490" draw:points="121,140 728,490 849,420 242,70 363,0 0,0 0,210">
              <text:p/>
            </draw:polygon>
            <draw:polygon draw:style-name="gr89" draw:text-style-name="P4" draw:layer="layout" svg:width="0.847cm" svg:height="0.489cm" svg:x="17.034cm" svg:y="17.68cm" svg:viewBox="0 0 848 490" draw:points="605,420 484,490 848,490 848,280 727,350 121,0 0,70">
              <text:p/>
            </draw:polygon>
            <draw:polygon draw:style-name="gr90" draw:text-style-name="P4" draw:layer="layout" svg:width="0.847cm" svg:height="0.489cm" svg:x="16.913cm" svg:y="17.19cm" svg:viewBox="0 0 848 490" draw:points="121,140 727,490 848,420 242,70 363,0 0,0 0,210">
              <text:p/>
            </draw:polygon>
            <draw:polygon draw:style-name="gr91" draw:text-style-name="P4" draw:layer="layout" svg:width="0.847cm" svg:height="0.489cm" svg:x="17.762cm" svg:y="17.26cm" svg:viewBox="0 0 848 490" draw:points="605,420 484,490 848,490 848,280 727,350 121,0 0,70">
              <text:p/>
            </draw:polygon>
          </draw:g>
        </draw:g>
        <draw:g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92" draw:text-style-name="P1" draw:layer="layout" svg:width="1.383cm" svg:height="0.683cm" svg:x="2.489cm" svg:y="28.086cm" svg:viewBox="0 0 1384 684" svg:d="M2 684c146 0 1382-244 1382-464s-333-220-479-220c0 73-956 147-903 684z">
            <text:p/>
          </draw:path>
          <draw:g>
            <draw:polygon draw:style-name="gr93" draw:text-style-name="P21" draw:layer="layout" svg:width="2.5cm" svg:height="1.148cm" svg:x="1cm" svg:y="27.499cm" svg:viewBox="0 0 2501 1149" draw:points="1490,1149 0,464 1011,0 2501,684">
              <text:p/>
            </draw:polygon>
            <draw:polygon draw:style-name="gr94" draw:text-style-name="P22" draw:layer="layout" svg:width="1.649cm" svg:height="0.756cm" svg:x="1.585cm" svg:y="27.621cm" svg:viewBox="0 0 1650 757" draw:points="0,196 425,0 1650,562 1224,757">
              <text:p/>
            </draw:polygon>
            <draw:polygon draw:style-name="gr95" draw:text-style-name="P23" draw:layer="layout" svg:width="1.489cm" svg:height="1.758cm" svg:x="2.011cm" svg:y="26.425cm" svg:viewBox="0 0 1490 1759" draw:points="0,1075 0,0 1490,684 1490,1759">
              <text:p/>
            </draw:polygon>
            <draw:polygon draw:style-name="gr96" draw:text-style-name="P24" draw:layer="layout" svg:width="1.382cm" svg:height="1.538cm" svg:x="2.064cm" svg:y="26.498cm" svg:viewBox="0 0 1383 1539" draw:points="0,904 0,0 1383,635 1383,1539">
              <text:p/>
            </draw:polygon>
            <draw:polygon draw:style-name="gr97" draw:text-style-name="P21" draw:layer="layout" svg:width="1.542cm" svg:height="0.708cm" svg:x="2.011cm" svg:y="26.4cm" svg:viewBox="0 0 1543 709" draw:points="1490,709 0,25 53,0 1543,684">
              <text:p/>
            </draw:polygon>
            <draw:polygon draw:style-name="gr98" draw:text-style-name="P18" draw:layer="layout" svg:width="0.052cm" svg:height="1.098cm" svg:x="3.501cm" svg:y="27.084cm" svg:viewBox="0 0 53 1099" draw:points="0,1099 0,25 53,0 53,1075">
              <text:p/>
            </draw:polygon>
            <draw:polygon draw:style-name="gr99" draw:text-style-name="P18" draw:layer="layout" svg:width="1.01cm" svg:height="0.586cm" svg:x="2.49cm" svg:y="28.183cm" svg:viewBox="0 0 1011 587" draw:points="0,587 0,464 1011,0 1011,122">
              <text:p/>
            </draw:polygon>
            <draw:line draw:style-name="gr100" draw:text-style-name="P11" draw:layer="layout" svg:x1="1.692cm" svg:y1="27.768cm" svg:x2="2.916cm" svg:y2="28.33cm">
              <text:p/>
            </draw:line>
            <draw:line draw:style-name="gr101" draw:text-style-name="P11" draw:layer="layout" svg:x1="1.798cm" svg:y1="27.719cm" svg:x2="3.022cm" svg:y2="28.281cm">
              <text:p/>
            </draw:line>
            <draw:line draw:style-name="gr102" draw:text-style-name="P11" draw:layer="layout" svg:x1="1.904cm" svg:y1="27.671cm" svg:x2="3.128cm" svg:y2="28.233cm">
              <text:p/>
            </draw:line>
            <draw:line draw:style-name="gr103" draw:text-style-name="P11" draw:layer="layout" svg:x1="2.969cm" svg:y1="28.16cm" svg:x2="3.075cm" svg:y2="28.111cm">
              <text:p/>
            </draw:line>
            <draw:line draw:style-name="gr104" draw:text-style-name="P11" draw:layer="layout" svg:x1="2.862cm" svg:y1="28.11cm" svg:x2="2.968cm" svg:y2="28.061cm">
              <text:p/>
            </draw:line>
            <draw:line draw:style-name="gr105" draw:text-style-name="P11" draw:layer="layout" svg:x1="2.756cm" svg:y1="28.062cm" svg:x2="2.862cm" svg:y2="28.013cm">
              <text:p/>
            </draw:line>
            <draw:line draw:style-name="gr106" draw:text-style-name="P11" draw:layer="layout" svg:x1="2.809cm" svg:y1="28.184cm" svg:x2="2.915cm" svg:y2="28.135cm">
              <text:p/>
            </draw:line>
            <draw:line draw:style-name="gr107" draw:text-style-name="P11" draw:layer="layout" svg:x1="2.703cm" svg:y1="28.135cm" svg:x2="2.809cm" svg:y2="28.086cm">
              <text:p/>
            </draw:line>
            <draw:line draw:style-name="gr108" draw:text-style-name="P11" draw:layer="layout" svg:x1="2.597cm" svg:y1="28.086cm" svg:x2="2.703cm" svg:y2="28.037cm">
              <text:p/>
            </draw:line>
            <draw:line draw:style-name="gr109" draw:text-style-name="P11" draw:layer="layout" svg:x1="2.65cm" svg:y1="28.013cm" svg:x2="2.756cm" svg:y2="27.964cm">
              <text:p/>
            </draw:line>
            <draw:line draw:style-name="gr110" draw:text-style-name="P11" draw:layer="layout" svg:x1="2.49cm" svg:y1="28.037cm" svg:x2="2.596cm" svg:y2="27.988cm">
              <text:p/>
            </draw:line>
            <draw:line draw:style-name="gr111" draw:text-style-name="P11" draw:layer="layout" svg:x1="2.543cm" svg:y1="27.964cm" svg:x2="2.649cm" svg:y2="27.915cm">
              <text:p/>
            </draw:line>
            <draw:line draw:style-name="gr112" draw:text-style-name="P11" draw:layer="layout" svg:x1="2.437cm" svg:y1="27.915cm" svg:x2="2.543cm" svg:y2="27.866cm">
              <text:p/>
            </draw:line>
            <draw:line draw:style-name="gr113" draw:text-style-name="P11" draw:layer="layout" svg:x1="2.33cm" svg:y1="27.866cm" svg:x2="2.436cm" svg:y2="27.817cm">
              <text:p/>
            </draw:line>
            <draw:line draw:style-name="gr114" draw:text-style-name="P11" draw:layer="layout" svg:x1="2.383cm" svg:y1="27.988cm" svg:x2="2.489cm" svg:y2="27.939cm">
              <text:p/>
            </draw:line>
            <draw:line draw:style-name="gr115" draw:text-style-name="P11" draw:layer="layout" svg:x1="2.277cm" svg:y1="27.939cm" svg:x2="2.383cm" svg:y2="27.89cm">
              <text:p/>
            </draw:line>
            <draw:line draw:style-name="gr116" draw:text-style-name="P11" draw:layer="layout" svg:x1="2.171cm" svg:y1="27.891cm" svg:x2="2.277cm" svg:y2="27.842cm">
              <text:p/>
            </draw:line>
            <draw:line draw:style-name="gr117" draw:text-style-name="P11" draw:layer="layout" svg:x1="2.224cm" svg:y1="27.817cm" svg:x2="2.33cm" svg:y2="27.768cm">
              <text:p/>
            </draw:line>
            <draw:line draw:style-name="gr118" draw:text-style-name="P11" draw:layer="layout" svg:x1="2.064cm" svg:y1="27.842cm" svg:x2="2.17cm" svg:y2="27.793cm">
              <text:p/>
            </draw:line>
            <draw:line draw:style-name="gr119" draw:text-style-name="P11" draw:layer="layout" svg:x1="2.118cm" svg:y1="27.768cm" svg:x2="2.224cm" svg:y2="27.719cm">
              <text:p/>
            </draw:line>
            <draw:line draw:style-name="gr120" draw:text-style-name="P11" draw:layer="layout" svg:x1="2.011cm" svg:y1="27.72cm" svg:x2="2.117cm" svg:y2="27.671cm">
              <text:p/>
            </draw:line>
            <draw:line draw:style-name="gr121" draw:text-style-name="P11" draw:layer="layout" svg:x1="1.958cm" svg:y1="27.793cm" svg:x2="2.064cm" svg:y2="27.744cm">
              <text:p/>
            </draw:line>
            <draw:line draw:style-name="gr122" draw:text-style-name="P11" draw:layer="layout" svg:x1="2.65cm" svg:y1="28.208cm" svg:x2="2.756cm" svg:y2="28.159cm">
              <text:p/>
            </draw:line>
            <draw:line draw:style-name="gr123" draw:text-style-name="P11" draw:layer="layout" svg:x1="2.543cm" svg:y1="28.16cm" svg:x2="2.649cm" svg:y2="28.111cm">
              <text:p/>
            </draw:line>
            <draw:line draw:style-name="gr124" draw:text-style-name="P11" draw:layer="layout" svg:x1="2.437cm" svg:y1="28.11cm" svg:x2="2.543cm" svg:y2="28.061cm">
              <text:p/>
            </draw:line>
            <draw:line draw:style-name="gr125" draw:text-style-name="P11" draw:layer="layout" svg:x1="2.383cm" svg:y1="28.184cm" svg:x2="2.489cm" svg:y2="28.135cm">
              <text:p/>
            </draw:line>
            <draw:line draw:style-name="gr126" draw:text-style-name="P11" draw:layer="layout" svg:x1="2.277cm" svg:y1="28.135cm" svg:x2="2.383cm" svg:y2="28.086cm">
              <text:p/>
            </draw:line>
            <draw:line draw:style-name="gr127" draw:text-style-name="P11" draw:layer="layout" svg:x1="2.33cm" svg:y1="28.062cm" svg:x2="2.436cm" svg:y2="28.013cm">
              <text:p/>
            </draw:line>
            <draw:line draw:style-name="gr128" draw:text-style-name="P11" draw:layer="layout" svg:x1="2.224cm" svg:y1="28.013cm" svg:x2="2.33cm" svg:y2="27.964cm">
              <text:p/>
            </draw:line>
            <draw:line draw:style-name="gr129" draw:text-style-name="P11" draw:layer="layout" svg:x1="2.118cm" svg:y1="27.964cm" svg:x2="2.224cm" svg:y2="27.915cm">
              <text:p/>
            </draw:line>
            <draw:line draw:style-name="gr130" draw:text-style-name="P11" draw:layer="layout" svg:x1="2.011cm" svg:y1="27.915cm" svg:x2="2.117cm" svg:y2="27.866cm">
              <text:p/>
            </draw:line>
            <draw:line draw:style-name="gr131" draw:text-style-name="P11" draw:layer="layout" svg:x1="1.852cm" svg:y1="27.939cm" svg:x2="1.958cm" svg:y2="27.89cm">
              <text:p/>
            </draw:line>
            <draw:line draw:style-name="gr132" draw:text-style-name="P11" draw:layer="layout" svg:x1="1.904cm" svg:y1="27.866cm" svg:x2="2.01cm" svg:y2="27.817cm">
              <text:p/>
            </draw:line>
            <draw:line draw:style-name="gr133" draw:text-style-name="P11" draw:layer="layout" svg:x1="1.745cm" svg:y1="27.891cm" svg:x2="1.851cm" svg:y2="27.842cm">
              <text:p/>
            </draw:line>
            <draw:line draw:style-name="gr134" draw:text-style-name="P11" draw:layer="layout" svg:x1="2.597cm" svg:y1="28.282cm" svg:x2="2.703cm" svg:y2="28.233cm">
              <text:p/>
            </draw:line>
            <draw:line draw:style-name="gr135" draw:text-style-name="P11" draw:layer="layout" svg:x1="2.49cm" svg:y1="28.232cm" svg:x2="2.596cm" svg:y2="28.183cm">
              <text:p/>
            </draw:line>
            <draw:polygon draw:style-name="gr136" draw:text-style-name="P23" draw:layer="layout" svg:width="1.489cm" svg:height="0.805cm" svg:x="1cm" svg:y="27.964cm" svg:viewBox="0 0 1490 806" draw:points="0,122 0,0 1490,684 1490,806">
              <text:p/>
            </draw:polygon>
            <draw:polygon draw:style-name="gr137" draw:text-style-name="P10" draw:layer="layout" svg:width="2.553cm" svg:height="2.369cm" svg:x="1cm" svg:y="26.4cm" svg:viewBox="0 0 2554 2370" draw:points="1064,0 2554,684 2554,1759 2501,1783 2501,1906 1490,2370 0,1686 0,1564 1011,1099 1011,25">
              <text:p/>
            </draw:polygon>
            <draw:polygon draw:style-name="gr138" draw:text-style-name="P11" draw:layer="layout" svg:width="0.638cm" svg:height="0.292cm" svg:x="1.639cm" svg:y="28.037cm" svg:viewBox="0 0 639 293" draw:points="0,122 266,0 639,171 373,293">
              <text:p/>
            </draw:polygon>
            <draw:line draw:style-name="gr139" draw:text-style-name="P11" draw:layer="layout" svg:x1="2.916cm" svg:y1="28.232cm" svg:x2="3.022cm" svg:y2="28.183cm">
              <text:p/>
            </draw:line>
            <draw:line draw:style-name="gr140" draw:text-style-name="P11" draw:layer="layout" svg:x1="2.756cm" svg:y1="28.257cm" svg:x2="2.862cm" svg:y2="28.208cm">
              <text:p/>
            </draw:line>
          </draw:g>
        </draw:g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141" draw:text-style-name="P1" draw:layer="layout" svg:width="1.24cm" svg:height="0.854cm" svg:x="7.636cm" svg:y="28.345cm" svg:viewBox="0 0 1241 855" svg:d="M2 855c130 0 1239-306 1239-580 0-275-298-275-429-275 0 92-858 183-810 855z">
            <text:p/>
          </draw:path>
          <draw:g>
            <draw:polygon draw:style-name="gr142" draw:text-style-name="P25" draw:layer="layout" svg:width="2.242cm" svg:height="1.434cm" svg:x="6.3cm" svg:y="27.612cm" svg:viewBox="0 0 2243 1435" draw:points="1336,1435 0,580 907,0 2243,855">
              <text:p/>
            </draw:polygon>
            <draw:polygon draw:style-name="gr143" draw:text-style-name="P26" draw:layer="layout" svg:width="1.478cm" svg:height="0.946cm" svg:x="6.825cm" svg:y="27.765cm" svg:viewBox="0 0 1479 947" draw:points="0,244 382,0 1479,702 1098,947">
              <text:p/>
            </draw:polygon>
            <draw:polygon draw:style-name="gr144" draw:text-style-name="P27" draw:layer="layout" svg:width="1.335cm" svg:height="2.198cm" svg:x="7.207cm" svg:y="26.269cm" svg:viewBox="0 0 1336 2199" draw:points="0,1344 0,0 1336,855 1336,2199">
              <text:p/>
            </draw:polygon>
            <draw:polygon draw:style-name="gr145" draw:text-style-name="P24" draw:layer="layout" svg:width="1.24cm" svg:height="1.922cm" svg:x="7.255cm" svg:y="26.36cm" svg:viewBox="0 0 1241 1923" draw:points="0,1130 0,0 1241,794 1241,1923">
              <text:p/>
            </draw:polygon>
            <draw:polygon draw:style-name="gr146" draw:text-style-name="P25" draw:layer="layout" svg:width="1.383cm" svg:height="0.885cm" svg:x="7.207cm" svg:y="26.238cm" svg:viewBox="0 0 1384 886" draw:points="1336,886 0,31 48,0 1384,855">
              <text:p/>
            </draw:polygon>
            <draw:polygon draw:style-name="gr147" draw:text-style-name="P13" draw:layer="layout" svg:width="0.047cm" svg:height="1.373cm" svg:x="8.543cm" svg:y="27.093cm" svg:viewBox="0 0 48 1374" draw:points="0,1374 0,31 48,0 48,1344">
              <text:p/>
            </draw:polygon>
            <draw:polygon draw:style-name="gr148" draw:text-style-name="P13" draw:layer="layout" svg:width="0.906cm" svg:height="0.732cm" svg:x="7.636cm" svg:y="28.467cm" svg:viewBox="0 0 907 733" draw:points="0,733 0,580 907,0 907,153">
              <text:p/>
            </draw:polygon>
            <draw:line draw:style-name="gr149" draw:text-style-name="P12" draw:layer="layout" svg:x1="6.92cm" svg:y1="27.948cm" svg:x2="8.018cm" svg:y2="28.65cm">
              <text:p/>
            </draw:line>
            <draw:line draw:style-name="gr150" draw:text-style-name="P12" draw:layer="layout" svg:x1="7.016cm" svg:y1="27.887cm" svg:x2="8.114cm" svg:y2="28.589cm">
              <text:p/>
            </draw:line>
            <draw:line draw:style-name="gr151" draw:text-style-name="P12" draw:layer="layout" svg:x1="7.111cm" svg:y1="27.826cm" svg:x2="8.209cm" svg:y2="28.528cm">
              <text:p/>
            </draw:line>
            <draw:line draw:style-name="gr152" draw:text-style-name="P12" draw:layer="layout" svg:x1="8.066cm" svg:y1="28.436cm" svg:x2="8.162cm" svg:y2="28.375cm">
              <text:p/>
            </draw:line>
            <draw:line draw:style-name="gr153" draw:text-style-name="P12" draw:layer="layout" svg:x1="7.97cm" svg:y1="28.375cm" svg:x2="8.066cm" svg:y2="28.314cm">
              <text:p/>
            </draw:line>
            <draw:line draw:style-name="gr154" draw:text-style-name="P12" draw:layer="layout" svg:x1="7.875cm" svg:y1="28.314cm" svg:x2="7.971cm" svg:y2="28.253cm">
              <text:p/>
            </draw:line>
            <draw:line draw:style-name="gr155" draw:text-style-name="P12" draw:layer="layout" svg:x1="7.922cm" svg:y1="28.467cm" svg:x2="8.018cm" svg:y2="28.406cm">
              <text:p/>
            </draw:line>
            <draw:line draw:style-name="gr156" draw:text-style-name="P12" draw:layer="layout" svg:x1="7.827cm" svg:y1="28.406cm" svg:x2="7.923cm" svg:y2="28.345cm">
              <text:p/>
            </draw:line>
            <draw:line draw:style-name="gr157" draw:text-style-name="P12" draw:layer="layout" svg:x1="7.732cm" svg:y1="28.345cm" svg:x2="7.828cm" svg:y2="28.284cm">
              <text:p/>
            </draw:line>
            <draw:line draw:style-name="gr158" draw:text-style-name="P12" draw:layer="layout" svg:x1="7.779cm" svg:y1="28.253cm" svg:x2="7.875cm" svg:y2="28.192cm">
              <text:p/>
            </draw:line>
            <draw:line draw:style-name="gr159" draw:text-style-name="P12" draw:layer="layout" svg:x1="7.636cm" svg:y1="28.284cm" svg:x2="7.732cm" svg:y2="28.223cm">
              <text:p/>
            </draw:line>
            <draw:line draw:style-name="gr160" draw:text-style-name="P12" draw:layer="layout" svg:x1="7.684cm" svg:y1="28.192cm" svg:x2="7.78cm" svg:y2="28.131cm">
              <text:p/>
            </draw:line>
            <draw:line draw:style-name="gr161" draw:text-style-name="P12" draw:layer="layout" svg:x1="7.588cm" svg:y1="28.131cm" svg:x2="7.684cm" svg:y2="28.07cm">
              <text:p/>
            </draw:line>
            <draw:line draw:style-name="gr162" draw:text-style-name="P12" draw:layer="layout" svg:x1="7.493cm" svg:y1="28.07cm" svg:x2="7.589cm" svg:y2="28.009cm">
              <text:p/>
            </draw:line>
            <draw:line draw:style-name="gr163" draw:text-style-name="P12" draw:layer="layout" svg:x1="7.541cm" svg:y1="28.222cm" svg:x2="7.637cm" svg:y2="28.161cm">
              <text:p/>
            </draw:line>
            <draw:line draw:style-name="gr164" draw:text-style-name="P12" draw:layer="layout" svg:x1="7.445cm" svg:y1="28.161cm" svg:x2="7.541cm" svg:y2="28.1cm">
              <text:p/>
            </draw:line>
            <draw:line draw:style-name="gr165" draw:text-style-name="P12" draw:layer="layout" svg:x1="7.35cm" svg:y1="28.1cm" svg:x2="7.446cm" svg:y2="28.039cm">
              <text:p/>
            </draw:line>
            <draw:line draw:style-name="gr166" draw:text-style-name="P12" draw:layer="layout" svg:x1="7.398cm" svg:y1="28.009cm" svg:x2="7.494cm" svg:y2="27.948cm">
              <text:p/>
            </draw:line>
            <draw:line draw:style-name="gr167" draw:text-style-name="P12" draw:layer="layout" svg:x1="7.255cm" svg:y1="28.039cm" svg:x2="7.351cm" svg:y2="27.978cm">
              <text:p/>
            </draw:line>
            <draw:line draw:style-name="gr168" draw:text-style-name="P12" draw:layer="layout" svg:x1="7.302cm" svg:y1="27.948cm" svg:x2="7.398cm" svg:y2="27.887cm">
              <text:p/>
            </draw:line>
            <draw:line draw:style-name="gr169" draw:text-style-name="P12" draw:layer="layout" svg:x1="7.207cm" svg:y1="27.887cm" svg:x2="7.303cm" svg:y2="27.826cm">
              <text:p/>
            </draw:line>
            <draw:line draw:style-name="gr170" draw:text-style-name="P12" draw:layer="layout" svg:x1="7.159cm" svg:y1="27.978cm" svg:x2="7.255cm" svg:y2="27.917cm">
              <text:p/>
            </draw:line>
            <draw:line draw:style-name="gr171" draw:text-style-name="P12" draw:layer="layout" svg:x1="7.779cm" svg:y1="28.498cm" svg:x2="7.875cm" svg:y2="28.437cm">
              <text:p/>
            </draw:line>
            <draw:line draw:style-name="gr172" draw:text-style-name="P12" draw:layer="layout" svg:x1="7.684cm" svg:y1="28.436cm" svg:x2="7.78cm" svg:y2="28.375cm">
              <text:p/>
            </draw:line>
            <draw:line draw:style-name="gr173" draw:text-style-name="P12" draw:layer="layout" svg:x1="7.588cm" svg:y1="28.375cm" svg:x2="7.684cm" svg:y2="28.314cm">
              <text:p/>
            </draw:line>
            <draw:line draw:style-name="gr174" draw:text-style-name="P12" draw:layer="layout" svg:x1="7.541cm" svg:y1="28.467cm" svg:x2="7.637cm" svg:y2="28.406cm">
              <text:p/>
            </draw:line>
            <draw:line draw:style-name="gr175" draw:text-style-name="P12" draw:layer="layout" svg:x1="7.445cm" svg:y1="28.406cm" svg:x2="7.541cm" svg:y2="28.345cm">
              <text:p/>
            </draw:line>
            <draw:line draw:style-name="gr176" draw:text-style-name="P12" draw:layer="layout" svg:x1="7.493cm" svg:y1="28.314cm" svg:x2="7.589cm" svg:y2="28.253cm">
              <text:p/>
            </draw:line>
            <draw:line draw:style-name="gr177" draw:text-style-name="P12" draw:layer="layout" svg:x1="7.398cm" svg:y1="28.253cm" svg:x2="7.494cm" svg:y2="28.192cm">
              <text:p/>
            </draw:line>
            <draw:line draw:style-name="gr178" draw:text-style-name="P12" draw:layer="layout" svg:x1="7.302cm" svg:y1="28.192cm" svg:x2="7.398cm" svg:y2="28.131cm">
              <text:p/>
            </draw:line>
            <draw:line draw:style-name="gr179" draw:text-style-name="P12" draw:layer="layout" svg:x1="7.207cm" svg:y1="28.131cm" svg:x2="7.303cm" svg:y2="28.07cm">
              <text:p/>
            </draw:line>
            <draw:line draw:style-name="gr180" draw:text-style-name="P12" draw:layer="layout" svg:x1="7.063cm" svg:y1="28.161cm" svg:x2="7.159cm" svg:y2="28.1cm">
              <text:p/>
            </draw:line>
            <draw:line draw:style-name="gr181" draw:text-style-name="P12" draw:layer="layout" svg:x1="7.111cm" svg:y1="28.07cm" svg:x2="7.207cm" svg:y2="28.009cm">
              <text:p/>
            </draw:line>
            <draw:line draw:style-name="gr182" draw:text-style-name="P12" draw:layer="layout" svg:x1="6.968cm" svg:y1="28.1cm" svg:x2="7.064cm" svg:y2="28.039cm">
              <text:p/>
            </draw:line>
            <draw:line draw:style-name="gr183" draw:text-style-name="P12" draw:layer="layout" svg:x1="7.732cm" svg:y1="28.589cm" svg:x2="7.828cm" svg:y2="28.528cm">
              <text:p/>
            </draw:line>
            <draw:line draw:style-name="gr184" draw:text-style-name="P12" draw:layer="layout" svg:x1="7.636cm" svg:y1="28.528cm" svg:x2="7.732cm" svg:y2="28.467cm">
              <text:p/>
            </draw:line>
            <draw:polygon draw:style-name="gr185" draw:text-style-name="P27" draw:layer="layout" svg:width="1.335cm" svg:height="1.007cm" svg:x="6.3cm" svg:y="28.192cm" svg:viewBox="0 0 1336 1008" draw:points="0,153 0,0 1336,855 1336,1008">
              <text:p/>
            </draw:polygon>
            <draw:polygon draw:style-name="gr186" draw:text-style-name="P10" draw:layer="layout" svg:width="2.29cm" svg:height="2.961cm" svg:x="6.3cm" svg:y="26.238cm" svg:viewBox="0 0 2291 2962" draw:points="955,0 2291,855 2291,2199 2243,2229 2243,2382 1336,2962 0,2107 0,1954 907,1374 907,31">
              <text:p/>
            </draw:polygon>
            <draw:polygon draw:style-name="gr187" draw:text-style-name="P28" draw:layer="layout" svg:width="0.572cm" svg:height="0.365cm" svg:x="6.873cm" svg:y="28.284cm" svg:viewBox="0 0 573 366" draw:points="0,153 239,0 573,214 334,366">
              <text:p/>
            </draw:polygon>
            <draw:line draw:style-name="gr188" draw:text-style-name="P12" draw:layer="layout" svg:x1="8.018cm" svg:y1="28.528cm" svg:x2="8.114cm" svg:y2="28.467cm">
              <text:p/>
            </draw:line>
            <draw:line draw:style-name="gr189" draw:text-style-name="P12" draw:layer="layout" svg:x1="7.875cm" svg:y1="28.559cm" svg:x2="7.971cm" svg:y2="28.498cm">
              <text:p/>
            </draw:line>
          </draw:g>
        </draw:g>
        <draw:g>
          <draw:glue-point draw:id="4" svg:x="1.963cm" svg:y="1.206cm"/>
          <draw:glue-point draw:id="5" svg:x="-4.998cm" svg:y="-0.517cm"/>
          <draw:glue-point draw:id="6" svg:x="-1.02cm" svg:y="-4.137cm"/>
          <draw:glue-point draw:id="7" svg:x="-2.014cm" svg:y="3.965cm"/>
          <draw:glue-point draw:id="8" svg:x="-4.004cm" svg:y="-5cm"/>
          <draw:path draw:style-name="gr190" draw:text-style-name="P1" draw:layer="layout" svg:width="0.774cm" svg:height="0.232cm" svg:x="6.024cm" svg:y="28.562cm" svg:viewBox="0 0 775 233" svg:d="M51 233c490 0 724-67 724-133 0-67-177-100-533-100 0 100-376-100-191 233z">
            <text:p/>
          </draw:path>
          <draw:g>
            <draw:polygon draw:style-name="gr191" draw:text-style-name="P27" draw:layer="layout" svg:width="2.137cm" svg:height="1.861cm" svg:x="3.93cm" svg:y="26.933cm" svg:viewBox="0 0 2138 1862" draw:points="0,1463 0,0 2138,399 2138,1862">
              <text:p/>
            </draw:polygon>
            <draw:polygon draw:style-name="gr192" draw:text-style-name="P24" draw:layer="layout" svg:width="1.781cm" svg:height="1.661cm" svg:x="4.107cm" svg:y="27.033cm" svg:viewBox="0 0 1782 1662" draw:points="0,1330 0,0 1782,332 1782,1662">
              <text:p/>
            </draw:polygon>
            <draw:polygon draw:style-name="gr193" draw:text-style-name="P25" draw:layer="layout" svg:width="2.335cm" svg:height="0.431cm" svg:x="3.93cm" svg:y="26.9cm" svg:viewBox="0 0 2336 432" draw:points="2138,432 0,33 198,0 2336,399">
              <text:p/>
            </draw:polygon>
            <draw:polygon draw:style-name="gr194" draw:text-style-name="P13" draw:layer="layout" svg:width="0.197cm" svg:height="1.495cm" svg:x="6.068cm" svg:y="27.299cm" svg:viewBox="0 0 198 1496" draw:points="0,1496 0,33 198,0 198,1463">
              <text:p/>
            </draw:polygon>
            <draw:polygon draw:style-name="gr195" draw:text-style-name="P10" draw:layer="layout" svg:width="2.335cm" svg:height="1.894cm" svg:x="3.93cm" svg:y="26.9cm" svg:viewBox="0 0 2336 1895" draw:points="198,0 2336,399 2336,1862 2138,1895 0,1496 0,33">
              <text:p/>
            </draw:polygon>
          </draw:g>
        </draw:g>
        <draw:frame draw:style-name="gr196" draw:text-style-name="P6" draw:layer="layout" svg:width="7.4cm" svg:height="2.5cm" svg:x="0.9cm" svg:y="19.7cm">
          <draw:text-box>
            <text:p>DHCP – Pool</text:p>
            <text:p>172.16.0.100 – 249 / 16</text:p>
          </draw:text-box>
        </draw:frame>
        <draw:frame draw:style-name="gr197" draw:text-style-name="P6" draw:layer="layout" svg:width="8.8cm" svg:height="2.3cm" svg:x="11.3cm" svg:y="19.7cm">
          <draw:text-box>
            <text:p>Statischen - Bereich</text:p>
            <text:p>172.16.16.1 – 254 / 16</text:p>
          </draw:text-box>
        </draw:frame>
        <draw:frame draw:style-name="gr198" draw:text-style-name="P6" draw:layer="layout" svg:width="9.2cm" svg:height="1.262cm" svg:x="11.3cm" svg:y="11.638cm">
          <draw:text-box>
            <text:p>VPN-Ipredator- 46.246.46.100</text:p>
          </draw:text-box>
        </draw:frame>
        <draw:g>
          <draw:custom-shape draw:style-name="gr199" draw:text-style-name="P29" draw:layer="layout" svg:width="1.94cm" svg:height="1.931cm" svg:x="9.06cm" svg:y="6.7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00" draw:text-style-name="P30" draw:layer="layout" svg:width="1.185cm" svg:height="1.806cm" svg:x="9.491cm" svg:y="6.831cm" svg:viewBox="0 0 1186 1807" draw:points="0,125 216,125 323,62 539,0 862,125 647,125 754,311 431,623 323,685 216,748 431,872 539,997 862,997 1186,1184 970,1557 647,1807 647,1433 431,1184 539,1059 323,872 108,810 0,561">
            <text:p/>
          </draw:polygon>
          <draw:path draw:style-name="gr201" draw:text-style-name="P30" draw:layer="layout" svg:width="0.489cm" svg:height="0.822cm" svg:x="10.461cm" svg:y="6.943cm" svg:viewBox="0 0 490 823" svg:d="M431 823v-62l-108-187v-187l-107-249-216-125c216-125 647 685 431 810z">
            <text:p/>
          </draw:path>
          <draw:g>
            <draw:line draw:style-name="gr202" draw:text-style-name="P31" draw:layer="layout" svg:x1="9.922cm" svg:y1="8.015cm" svg:x2="9.814cm" svg:y2="7.579cm">
              <text:p/>
            </draw:line>
            <draw:line draw:style-name="gr203" draw:text-style-name="P31" draw:layer="layout" svg:x1="9.922cm" svg:y1="8.014cm" svg:x2="10.03cm" svg:y2="7.703cm">
              <text:p/>
            </draw:line>
            <draw:line draw:style-name="gr204" draw:text-style-name="P31" draw:layer="layout" svg:x1="10.138cm" svg:y1="8.014cm" svg:x2="10.03cm" svg:y2="7.703cm">
              <text:p/>
            </draw:line>
            <draw:line draw:style-name="gr205" draw:text-style-name="P31" draw:layer="layout" svg:x1="10.138cm" svg:y1="8.015cm" svg:x2="10.246cm" svg:y2="7.579cm">
              <text:p/>
            </draw:line>
          </draw:g>
          <draw:g>
            <draw:line draw:style-name="gr206" draw:text-style-name="P31" draw:layer="layout" svg:x1="10.569cm" svg:y1="8.015cm" svg:x2="10.461cm" svg:y2="7.579cm">
              <text:p/>
            </draw:line>
            <draw:line draw:style-name="gr207" draw:text-style-name="P31" draw:layer="layout" svg:x1="10.569cm" svg:y1="8.014cm" svg:x2="10.677cm" svg:y2="7.703cm">
              <text:p/>
            </draw:line>
            <draw:line draw:style-name="gr208" draw:text-style-name="P31" draw:layer="layout" svg:x1="10.785cm" svg:y1="8.014cm" svg:x2="10.677cm" svg:y2="7.703cm">
              <text:p/>
            </draw:line>
            <draw:line draw:style-name="gr209" draw:text-style-name="P31" draw:layer="layout" svg:x1="10.784cm" svg:y1="8.015cm" svg:x2="10.892cm" svg:y2="7.579cm">
              <text:p/>
            </draw:line>
          </draw:g>
          <draw:g>
            <draw:line draw:style-name="gr210" draw:text-style-name="P31" draw:layer="layout" svg:x1="9.276cm" svg:y1="8.015cm" svg:x2="9.168cm" svg:y2="7.579cm">
              <text:p/>
            </draw:line>
            <draw:line draw:style-name="gr211" draw:text-style-name="P31" draw:layer="layout" svg:x1="9.276cm" svg:y1="8.014cm" svg:x2="9.384cm" svg:y2="7.703cm">
              <text:p/>
            </draw:line>
            <draw:line draw:style-name="gr212" draw:text-style-name="P31" draw:layer="layout" svg:x1="9.491cm" svg:y1="8.014cm" svg:x2="9.383cm" svg:y2="7.703cm">
              <text:p/>
            </draw:line>
            <draw:line draw:style-name="gr213" draw:text-style-name="P31" draw:layer="layout" svg:x1="9.491cm" svg:y1="8.015cm" svg:x2="9.599cm" svg:y2="7.579cm">
              <text:p/>
            </draw:line>
          </draw:g>
        </draw:g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214" draw:text-style-name="P1" draw:layer="layout" svg:width="2.507cm" svg:height="1.469cm" svg:x="18.292cm" svg:y="27.63cm" svg:viewBox="0 0 2508 1470" svg:d="M0 1470c710 0 1823-464 2303-770s0-700-242-700z">
            <text:p/>
          </draw:path>
          <draw:g>
            <draw:polygon draw:style-name="gr215" draw:text-style-name="P27" draw:layer="layout" svg:width="1.454cm" svg:height="3.639cm" svg:x="16.837cm" svg:y="25.46cm" svg:viewBox="0 0 1455 3640" draw:points="0,2800 0,0 1455,840 1455,3640">
              <text:p/>
            </draw:polygon>
            <draw:polygon draw:style-name="gr216" draw:text-style-name="P32" draw:layer="layout" svg:width="2.06cm" svg:height="3.989cm" svg:x="18.292cm" svg:y="25.11cm" svg:viewBox="0 0 2061 3990" draw:points="0,3990 0,1190 2061,0 2061,2800">
              <text:p/>
            </draw:polygon>
            <draw:polygon draw:style-name="gr217" draw:text-style-name="P25" draw:layer="layout" svg:width="3.515cm" svg:height="2.029cm" svg:x="16.837cm" svg:y="24.27cm" svg:viewBox="0 0 3516 2030" draw:points="1455,2030 0,1190 2061,0 3516,840">
              <text:p/>
            </draw:polygon>
            <draw:polygon draw:style-name="gr218" draw:text-style-name="P10" draw:layer="layout" svg:width="3.515cm" svg:height="4.829cm" svg:x="16.837cm" svg:y="24.27cm" svg:viewBox="0 0 3516 4830" draw:points="0,3990 0,1190 2061,0 3516,840 3516,3640 1455,4830">
              <text:p/>
            </draw:polygon>
            <draw:line draw:style-name="gr219" draw:text-style-name="P12" draw:layer="layout" svg:x1="18.049cm" svg:y1="28.4cm" svg:x2="17.079cm" svg:y2="27.84cm">
              <text:p/>
            </draw:line>
            <draw:line draw:style-name="gr220" draw:text-style-name="P12" draw:layer="layout" svg:x1="18.049cm" svg:y1="28.68cm" svg:x2="17.079cm" svg:y2="28.12cm">
              <text:p/>
            </draw:line>
            <draw:line draw:style-name="gr221" draw:text-style-name="P12" draw:layer="layout" svg:x1="18.049cm" svg:y1="28.54cm" svg:x2="17.079cm" svg:y2="27.98cm">
              <text:p/>
            </draw:line>
            <draw:polyline draw:style-name="gr222" draw:text-style-name="P12" draw:layer="layout" svg:width="1.211cm" svg:height="0.839cm" svg:x="16.958cm" svg:y="25.88cm" svg:viewBox="0 0 1212 840" draw:points="1212,840 0,140 0,0">
              <text:p/>
            </draw:polyline>
            <draw:polyline draw:style-name="gr223" draw:text-style-name="P12" draw:layer="layout" svg:width="1.19cm" svg:height="0.842cm" svg:x="16.979cm" svg:y="25.877cm" svg:viewBox="0 0 1191 843" draw:points="1191,843 1191,703 0,0">
              <text:p/>
            </draw:polyline>
            <draw:polygon draw:style-name="gr224" draw:text-style-name="P33" draw:layer="layout" svg:width="0.141cm" svg:height="0.246cm" svg:x="17.407cm" svg:y="27.277cm" svg:viewBox="0 0 142 247" draw:points="0,165 0,0 142,82 142,247">
              <text:p/>
            </draw:polygon>
            <draw:line draw:style-name="gr225" draw:text-style-name="P12" draw:layer="layout" svg:x1="18.049cm" svg:y1="28.26cm" svg:x2="17.079cm" svg:y2="27.7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B" draw:display-name="Dark Grey Linear B" draw:style="linear" draw:start-color="#666666" draw:end-color="#999999" draw:start-intensity="100%" draw:end-intensity="100%" draw:angle="1800" draw:border="10%"/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B" draw:display-name="Light Grey Linear B" draw:style="linear" draw:start-color="#b3b3b3" draw:end-color="#e5e5e5" draw:start-intensity="100%" draw:end-intensity="100%" draw:angle="18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VRT_20_Light_20_Axial_20_H" draw:display-name="VRT Light Axial H" draw:style="axial" draw:start-color="#7fb9dd" draw:end-color="#0073bc" draw:start-intensity="100%" draw:end-intensity="100%" draw:angle="900" draw:border="0%"/>
    <draw:gradient draw:name="VRT_20_Light_20_Linear_20_L" draw:display-name="VRT Light Linear L" draw:style="linear" draw:start-color="#0073bc" draw:end-color="#7fb9dd" draw:start-intensity="100%" draw:end-intensity="100%" draw:angle="900" draw:border="10%"/>
    <draw:gradient draw:name="VRT_20_Light_20_Linear_20_T" draw:display-name="VRT Light Linear T" draw:style="linear" draw:start-color="#0073bc" draw:end-color="#7fb9dd" draw:start-intensity="100%" draw:end-intensity="100%" draw:angle="0" draw:border="1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1T00:32:01.668215930</meta:creation-date>
    <dc:date>2018-02-11T01:45:00.097398022</dc:date>
    <meta:editing-duration>PT21M54S</meta:editing-duration>
    <meta:editing-cycles>4</meta:editing-cycles>
    <meta:generator>LibreOffice/5.2.7.2$Linux_X86_64 LibreOffice_project/20m0$Build-2</meta:generator>
    <meta:document-statistic meta:object-count="258"/>
  </office:meta>
</office:document-meta>
</file>